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1.286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0.965cm" fo:break-before="auto" style:use-optimal-row-height="true"/>
    </style:style>
    <style:style style:name="ro8" style:family="table-row">
      <style:table-row-properties style:row-height="1.695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66ff00"/>
    </style:style>
    <style:style style:name="ce16" style:family="table-cell" style:parent-style-name="Default">
      <style:table-cell-properties fo:background-color="#cccccc"/>
    </style:style>
    <style:style style:name="ce17" style:family="table-cell" style:parent-style-name="Default">
      <style:table-cell-properties fo:background-color="#00ccff"/>
    </style:style>
    <style:style style:name="ce18" style:family="table-cell" style:parent-style-name="Default">
      <style:text-properties style:font-name="Liberation Sans" style:font-name-asian="DejaVu Sans" style:font-name-complex="DejaVu Sans"/>
    </style:style>
    <style:style style:name="ce19" style:family="table-cell" style:parent-style-name="Default">
      <style:table-cell-properties fo:background-color="#ff8080"/>
    </style:style>
    <style:style style:name="ce20" style:family="table-cell" style:parent-style-name="Default">
      <style:table-cell-properties fo:background-color="#ff66ff"/>
      <style:text-properties fo:color="#0000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23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26" style:family="table-cell" style:parent-style-name="Default">
      <style:table-cell-properties fo:background-color="#ff9999"/>
    </style:style>
    <style:style style:name="ce27" style:family="table-cell" style:parent-style-name="Default">
      <style:table-cell-properties fo:background-color="#66ff66"/>
    </style:style>
    <style:style style:name="ce28" style:family="table-cell" style:parent-style-name="Default">
      <style:table-cell-properties fo:background-color="#ff99ff"/>
    </style:style>
    <style:style style:name="ce29" style:family="table-cell" style:parent-style-name="Default">
      <style:table-cell-properties fo:wrap-option="wrap"/>
      <style:text-properties fo:hyphenate="false"/>
    </style:style>
    <style:style style:name="ce30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1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2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33" style:family="table-cell" style:parent-style-name="Default">
      <style:table-cell-properties fo:background-color="#ff6600" fo:wrap-option="wrap"/>
      <style:text-properties fo:hyphenate="false"/>
    </style:style>
    <style:style style:name="ce34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5" style:family="table-cell" style:parent-style-name="Default">
      <style:table-cell-properties fo:background-color="#ff3333" fo:wrap-option="wrap"/>
      <style:text-properties fo:hyphenate="false"/>
    </style:style>
    <style:style style:name="ce36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7" style:family="table-cell" style:parent-style-name="Default">
      <style:table-cell-properties fo:background-color="#ff00cc" fo:wrap-option="wrap"/>
      <style:text-properties fo:hyphenate="false"/>
    </style:style>
    <style:style style:name="ce38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9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40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41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4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false"/>
    </style:style>
    <style:style style:name="ce4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52" style:family="table-cell" style:parent-style-name="Default">
      <style:table-cell-properties fo:background-color="transparent" fo:wrap-option="wrap"/>
      <style:text-properties fo:hyphenate="false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" table:formula="of:=COUNTIF([.C11:.C32];[.$B$3]&amp;[.$B$6])" office:value-type="float" office:value="0" calcext:value-type="float">
            <text:p>0</text:p>
          </table:table-cell>
          <table:table-cell table:style-name="ce1" table:formula="of:=COUNTIF([.D11:.D32];[.$B$3]&amp;[.$B$6])" office:value-type="float" office:value="0" calcext:value-type="float">
            <text:p>0</text:p>
          </table:table-cell>
          <table:table-cell table:style-name="ce1" table:formula="of:=COUNTIF([.E11:.E32];[.$B$3]&amp;[.$B$6])" office:value-type="float" office:value="1" calcext:value-type="float">
            <text:p>1</text:p>
          </table:table-cell>
          <table:table-cell table:style-name="ce1" table:formula="of:=COUNTIF([.F11:.F32];[.$B$3]&amp;[.$B$6])" office:value-type="float" office:value="0" calcext:value-type="float">
            <text:p>0</text:p>
          </table:table-cell>
          <table:table-cell table:style-name="ce1" table:formula="of:=COUNTIF([.G11:.G32];[.$B$3]&amp;[.$B$6])" office:value-type="float" office:value="1" calcext:value-type="float">
            <text:p>1</text:p>
          </table:table-cell>
          <table:table-cell table:style-name="ce1" table:formula="of:=COUNTIF([.H11:.H32];[.$B$3]&amp;[.$B$6])" office:value-type="float" office:value="0" calcext:value-type="float">
            <text:p>0</text:p>
          </table:table-cell>
          <table:table-cell table:style-name="ce1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57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WERT:13</text:p>
          </table:table-cell>
          <table:table-cell table:style-name="ce8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WERT:1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99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WERT:17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5</text:p>
          </table:table-cell>
          <table:table-cell table:style-name="ce8" office:value-type="string" calcext:value-type="string">
            <text:p>J_w50</text:p>
          </table:table-cell>
          <table:table-cell table:style-name="ce8" office:value-type="string" calcext:value-type="string">
            <text:p>J_w4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tterbericht</text:p>
          </table:table-cell>
          <table:table-cell table:style-name="ce8" office:value-type="string" calcext:value-type="string">
            <text:p>für</text:p>
          </table:table-cell>
          <table:table-cell table:style-name="ce8" office:value-type="string" calcext:value-type="string">
            <text:p>Heute</text:p>
          </table:table-cell>
          <table:table-cell table:style-name="ce8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15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9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ist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stärk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60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6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sind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verhältniss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63</text:p>
          </table:table-cell>
          <table:table-cell table:style-name="ce8" office:value-type="string" calcext:value-type="string">
            <text:p>J_w49</text:p>
          </table:table-cell>
          <table:table-cell table:style-name="ce8" office:value-type="string" calcext:value-type="string">
            <text:p>J_w61</text:p>
          </table:table-cell>
          <table:table-cell table:style-name="ce8" office:value-type="string" calcext:value-type="string">
            <text:p>J_w62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lche</text:p>
          </table:table-cell>
          <table:table-cell table:style-name="ce8" office:value-type="string" calcext:value-type="string">
            <text:p>Mondphase</text:p>
          </table:table-cell>
          <table:table-cell table:style-name="ce8" office:value-type="string" calcext:value-type="string">
            <text:p>haben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8" table:number-columns-repeated="5"/>
          <table:table-cell table:style-name="ce8" office:value-type="string" calcext:value-type="string">
            <text:p>WERT:1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9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Mondphase</text:p>
          </table:table-cell>
          <table:table-cell table:style-name="ce8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7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7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table:style-name="ce9" office:value-type="string" calcext:value-type="string">
            <text:p>RangeStart</text:p>
          </table:table-cell>
          <table:table-cell table:style-name="ce13" office:value-type="string" calcext:value-type="string">
            <text:p>RowStart</text:p>
          </table:table-cell>
          <table:table-cell table:style-name="ce13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$C$11</text:p>
          </table:table-cell>
          <table:table-cell table:style-name="ce14" table:formula="of:=ROW(INDIRECT([.$C$42]))" office:value-type="float" office:value="11" calcext:value-type="float">
            <text:p>11</text:p>
          </table:table-cell>
          <table:table-cell table:style-name="ce14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RangeEND</text:p>
          </table:table-cell>
          <table:table-cell table:style-name="ce13" office:value-type="string" calcext:value-type="string">
            <text:p>Rows</text:p>
          </table:table-cell>
          <table:table-cell table:style-name="ce13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$I$32</text:p>
          </table:table-cell>
          <table:table-cell table:style-name="ce14" table:formula="of:=ROW(INDIRECT([.$C$45]))-[.D$42]+1" office:value-type="float" office:value="22" calcext:value-type="float">
            <text:p>22</text:p>
          </table:table-cell>
          <table:table-cell table:style-name="ce14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number-columns-repeated="2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Max: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2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6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1"/>
          <table:table-cell table:style-name="ce6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1" table:number-columns-repeated="2" table:default-cell-style-name="ce1"/>
        <table:table-column table:style-name="co1" table:number-columns-repeated="19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7"/>
        </table:table-row>
        <table:table-row table:style-name="ro1">
          <table:table-cell/>
          <table:table-cell table:style-name="ce4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N1171];LEN([.$B$3]))=[.$B$3];VALUE(MID([.C11:.N1171];LEN([.$B$3])+1;1024));&quot;&quot;))" office:value-type="float" office:value="119" calcext:value-type="float">
            <text:p>119</text:p>
          </table:table-cell>
          <table:table-cell table:number-columns-repeated="13"/>
          <table:table-cell table:style-name="ce26" office:value-type="string" calcext:value-type="string">
            <text:p>TODO </text:p>
          </table:table-cell>
          <table:table-cell/>
          <table:table-cell table:style-name="ce21"/>
          <table:table-cell/>
          <table:table-cell table:style-name="ce17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 Wert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1"/>
          <table:table-cell table:style-name="ce27" office:value-type="string" calcext:value-type="string">
            <text:p>DONE</text:p>
          </table:table-cell>
          <table:table-cell/>
          <table:table-cell table:style-name="ce28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number-columns-repeated="17"/>
          <table:table-cell office:value-type="string" calcext:value-type="string">
            <text:p>Computer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table:formula="of:=COUNTIF([.C11:.C1171];[.$B$3]&amp;[.$B$6])" office:value-type="float" office:value="0" calcext:value-type="float">
            <text:p>0</text:p>
          </table:table-cell>
          <table:table-cell table:style-name="ce1" table:formula="of:=COUNTIF([.D11:.D1171];[.$B$3]&amp;[.$B$6])" office:value-type="float" office:value="0" calcext:value-type="float">
            <text:p>0</text:p>
          </table:table-cell>
          <table:table-cell table:style-name="ce1" table:formula="of:=COUNTIF([.E11:.E1171];[.$B$3]&amp;[.$B$6])" office:value-type="float" office:value="0" calcext:value-type="float">
            <text:p>0</text:p>
          </table:table-cell>
          <table:table-cell table:style-name="ce1" table:formula="of:=COUNTIF([.F11:.F1171];[.$B$3]&amp;[.$B$6])" office:value-type="float" office:value="3" calcext:value-type="float">
            <text:p>3</text:p>
          </table:table-cell>
          <table:table-cell table:style-name="ce1" table:formula="of:=COUNTIF([.G11:.G1171];[.$B$3]&amp;[.$B$6])" office:value-type="float" office:value="0" calcext:value-type="float">
            <text:p>0</text:p>
          </table:table-cell>
          <table:table-cell table:style-name="ce1" table:formula="of:=COUNTIF([.H11:.H1171];[.$B$3]&amp;[.$B$6])" office:value-type="float" office:value="0" calcext:value-type="float">
            <text:p>0</text:p>
          </table:table-cell>
          <table:table-cell table:style-name="ce1" table:formula="of:=COUNTIF([.I11:.I1171];[.$B$3]&amp;[.$B$6])" office:value-type="float" office:value="0" calcext:value-type="float">
            <text:p>0</text:p>
          </table:table-cell>
          <table:table-cell table:style-name="ce1" table:formula="of:=COUNTIF([.J11:.J1171];[.$B$3]&amp;[.$B$6])" office:value-type="float" office:value="0" calcext:value-type="float">
            <text:p>0</text:p>
          </table:table-cell>
          <table:table-cell table:style-name="ce1" table:formula="of:=COUNTIF([.K11:.K1171];[.$B$3]&amp;[.$B$6])" office:value-type="float" office:value="0" calcext:value-type="float">
            <text:p>0</text:p>
          </table:table-cell>
          <table:table-cell table:style-name="ce1" table:formula="of:=COUNTIF([.L11:.L1171];[.$B$3]&amp;[.$B$6])" office:value-type="float" office:value="0" calcext:value-type="float">
            <text:p>0</text:p>
          </table:table-cell>
          <table:table-cell table:style-name="ce1" table:formula="of:=COUNTIF([.M11:.M1171];[.$B$3]&amp;[.$B$6])" office:value-type="float" office:value="0" calcext:value-type="float">
            <text:p>0</text:p>
          </table:table-cell>
          <table:table-cell table:style-name="ce1" table:formula="of:=COUNTIF([.N11:.N1171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ZITATE</text:p>
          </table:table-cell>
          <table:table-cell table:number-columns-repeated="8"/>
          <table:table-cell table:style-name="ce25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5"/>
          <table:table-cell table:style-name="ce20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25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30:.N30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31:.N31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32:.N32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INTERNETSUCHE Suchmaschine</text:p>
          </table:table-cell>
          <table:table-cell table:style-name="ce15" table:number-columns-repeated="2"/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33:.N33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34:.N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35:.N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25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1</text:p>
          </table:table-cell>
          <table:table-cell office:value-type="string" calcext:value-type="string">
            <text:p>J_w40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</text:p>
          </table:table-cell>
          <table:table-cell office:value-type="string" calcext:value-type="string">
            <text:p>Datenbanken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style-name="ce15" office:value-type="string" calcext:value-type="string">
            <text:p>Webpages</text:p>
          </table:table-cell>
          <table:table-cell table:number-columns-repeated="9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20:.N1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8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21:.N1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Youtub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22:.N12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9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Googl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tatistik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1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kipedia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mazo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etager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Bing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Yahoo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7</text:p>
          </table:table-cell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Github</text:p>
          </table:table-cell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50:.N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8</text:p>
          </table:table-cell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ourceforge</text:p>
          </table:table-cell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53:.N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Chefkoch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table:number-columns-repeated="4"/>
          <table:table-cell table:style-name="ce21" table:number-columns-repeated="3"/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WETTER</text:p>
          </table:table-cell>
          <table:table-cell table:style-name="ce17" office:value-type="string" calcext:value-type="string">
            <text:p>Speech</text:p>
          </table:table-cell>
          <table:table-cell/>
          <table:table-cell table:style-name="ce22"/>
          <table:table-cell table:style-name="ce21" table:number-columns-repeated="2"/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70:.N1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76:.N1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79:.N1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02:.N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21:.N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22:.N22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24:.N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ndstärk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25:.N22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FENSTER_DIREKTWAHL</text:p>
          </table:table-cell>
          <table:table-cell table:style-name="ce15"/>
          <table:table-cell table:style-name="ce17" office:value-type="string" calcext:value-type="string">
            <text:p>Speech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18</text:p>
          </table:table-cell>
          <table:table-cell/>
          <table:table-cell table:style-name="ce19" office:value-type="string" calcext:value-type="string">
            <text:p>TODO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PROGRAMMSTARTER</text:p>
          </table:table-cell>
          <table:table-cell table:style-name="ce15"/>
          <table:table-cell table:style-name="ce17" office:value-type="string" calcext:value-type="string">
            <text:p>Speech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69:.N2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72:.N2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78:.N2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118</text:p>
          </table:table-cell>
          <table:table-cell table:style-name="ce19" office:value-type="string" calcext:value-type="string">
            <text:p>TODO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90:.N2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118</text:p>
          </table:table-cell>
          <table:table-cell table:style-name="ce19" office:value-type="string" calcext:value-type="string">
            <text:p>TODO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8</text:p>
          </table:table-cell>
          <table:table-cell/>
          <table:table-cell table:style-name="ce19" office:value-type="string" calcext:value-type="string">
            <text:p>TODO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Chromium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51:.N35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52:.N352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FENSTERSTEUERUNG</text:p>
          </table:table-cell>
          <table:table-cell table:style-name="ce15"/>
          <table:table-cell/>
          <table:table-cell table:style-name="ce23" office:value-type="string" calcext:value-type="string">
            <text:p>SCRIPTS SCHREIBEN!!!!!</text:p>
          </table:table-cell>
          <table:table-cell table:style-name="ce24"/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18" office:value-type="string" calcext:value-type="string">
            <text:p>J_w77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58:.N3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59:.N35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61:.N3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62:.N36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8" office:value-type="string" calcext:value-type="string">
            <text:p>J_w81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18" office:value-type="string" calcext:value-type="string">
            <text:p>J_w81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18" office:value-type="string" calcext:value-type="string">
            <text:p>J_w77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2"/>
          <table:table-cell table:style-name="ce19" office:value-type="string" calcext:value-type="string">
            <text:p>TODO</text:p>
          </table:table-cell>
          <table:table-cell/>
          <table:table-cell office:value-type="string" calcext:value-type="string">
            <text:p>wmctl -k on off</text:p>
          </table:table-cell>
          <table:table-cell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06:.N4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2"/>
          <table:table-cell table:style-name="ce19" office:value-type="string" calcext:value-type="string">
            <text:p>TODO</text:p>
          </table:table-cell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07:.N407];[.$B$3]&amp;[.$B$6])" office:value-type="float" office:value="0" calcext:value-type="float">
            <text:p>0</text:p>
          </table:table-cell>
          <table:table-cell table:number-columns-repeated="6"/>
          <table:table-cell table:style-name="ce19"/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08:.N4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2"/>
          <table:table-cell table:style-name="ce19"/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09:.N4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2"/>
          <table:table-cell table:style-name="ce19"/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10:.N410];[.$B$3]&amp;[.$B$6])" office:value-type="float" office:value="0" calcext:value-type="float">
            <text:p>0</text:p>
          </table:table-cell>
          <table:table-cell table:number-columns-repeated="6"/>
          <table:table-cell table:style-name="ce19"/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11:.N4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2"/>
          <table:table-cell table:style-name="ce19"/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12:.N4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2"/>
          <table:table-cell table:style-name="ce19"/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13:.N413];[.$B$3]&amp;[.$B$6])" office:value-type="float" office:value="0" calcext:value-type="float">
            <text:p>0</text:p>
          </table:table-cell>
          <table:table-cell table:number-columns-repeated="6"/>
          <table:table-cell table:style-name="ce21"/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14:.N41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15:.N415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PCSTEUERUNG</text:p>
          </table:table-cell>
          <table:table-cell table:style-name="ce15"/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16:.N41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17:.N4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18:.N4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19:.N41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20:.N4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21:.N4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22:.N42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23:.N4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24:.N4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25:.N42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26:.N4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27:.N4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28:.N42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29:.N4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30:.N4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31:.N43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32:.N432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2</text:p>
          </table:table-cell>
          <table:table-cell/>
          <table:table-cell table:style-name="ce19" office:value-type="string" calcext:value-type="string">
            <text:p>TODO</text:p>
          </table:table-cell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33:.N4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erunterfahr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34:.N43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35:.N435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4</text:p>
          </table:table-cell>
          <table:table-cell/>
          <table:table-cell table:style-name="ce19" office:value-type="string" calcext:value-type="string">
            <text:p>TODO</text:p>
          </table:table-cell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36:.N4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37:.N43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38:.N438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style-name="ce19" office:value-type="string" calcext:value-type="string">
            <text:p>TODO</text:p>
          </table:table-cell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39:.N4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40:.N44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41:.N4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style-name="ce19" office:value-type="string" calcext:value-type="string">
            <text:p>TODO</text:p>
          </table:table-cell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42:.N4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43:.N44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44:.N44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45:.N445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SPRACHERKENNUNG</text:p>
          </table:table-cell>
          <table:table-cell table:style-name="ce15"/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46:.N44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47:.N4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48:.N4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49:.N44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50:.N4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51:.N4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52:.N45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53:.N4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54:.N4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3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55:.N45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56:.N456];[.$B$3]&amp;[.$B$6])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JUKEBOX</text:p>
          </table:table-cell>
          <table:table-cell table:number-columns-repeated="3"/>
          <table:table-cell table:style-name="ce19" office:value-type="string" calcext:value-type="string">
            <text:p>TODO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57:.N45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58:.N4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59:.N4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60:.N46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61:.N4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62:.N4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63:.N46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64:.N4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65:.N4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66:.N46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67:.N4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68:.N4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69:.N46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70:.N4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71:.N4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72:.N47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73:.N4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74:.N4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75:.N47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76:.N4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9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77:.N4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78:.N47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79:.N4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80:.N4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81:.N48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82:.N4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83:.N4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84:.N48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85:.N4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86:.N4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87:.N48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88:.N4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89:.N4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0:.N49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1:.N4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2:.N4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3:.N49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4:.N4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5:.N4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6:.N49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7:.N4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8:.N4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499:.N49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0:.N5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1:.N5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2:.N50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3:.N5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4:.N5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5:.N50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6:.N5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0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7:.N5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8:.N50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09:.N5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0:.N5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1:.N51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2:.N5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3:.N5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4:.N51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5:.N5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6:.N5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7:.N51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8:.N5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19:.N5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0:.N52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1:.N5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2:.N5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3:.N52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4:.N5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5:.N5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6:.N52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7:.N5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8:.N5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29:.N52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0:.N5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1:.N5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2:.N53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3:.N5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4:.N5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5:.N53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6:.N5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7:.N5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8:.N53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39:.N5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0:.N5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1:.N54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2:.N5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3:.N5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4:.N54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5:.N5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6:.N5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7:.N54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8:.N5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49:.N5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0:.N55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1:.N5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2:.N5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3:.N55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4:.N5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5:.N5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FolkRock</text:p>
          </table:table-cell>
          <table:table-cell table:number-columns-repeated="7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6:.N55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7:.N5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8:.N5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59:.N55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0:.N5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1:.N5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2:.N56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3:.N5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4:.N5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5:.N56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6:.N5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7:.N5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8:.N56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69:.N56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0:.N57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1:.N57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2:.N57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3:.N57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4:.N57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5:.N57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6:.N57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7:.N57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8:.N57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79:.N57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0:.N58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1:.N58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2:.N58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3:.N58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4:.N58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5:.N58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6:.N58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7:.N58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8:.N58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89:.N58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0:.N59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1:.N59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2:.N59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3:.N59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4:.N59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5:.N59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6:.N59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7:.N59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8:.N59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599:.N59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0:.N60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1:.N60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2:.N60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3:.N60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4:.N60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5:.N60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6:.N60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7:.N60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8:.N60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09:.N60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0:.N61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1:.N61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2:.N61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3:.N61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4:.N61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5:.N61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6:.N61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7:.N61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8:.N61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19:.N61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0:.N62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1:.N62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2:.N62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3:.N62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4:.N62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5:.N62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6:.N62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7:.N62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8:.N62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29:.N62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0:.N63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1:.N63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2:.N63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3:.N63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4:.N63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5:.N63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6:.N63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7:.N63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8:.N63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39:.N63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0:.N64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1:.N64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2:.N64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3:.N64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4:.N64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5:.N64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6:.N64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7:.N64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8:.N64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49:.N64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0:.N65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1:.N65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2:.N65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3:.N65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4:.N65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5:.N65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6:.N65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7:.N65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8:.N65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59:.N65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0:.N66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1:.N66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2:.N66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3:.N66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4:.N66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5:.N66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6:.N66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7:.N66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8:.N66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69:.N66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0:.N67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1:.N67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2:.N67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3:.N67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4:.N67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5:.N67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6:.N67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7:.N67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8:.N67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79:.N67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0:.N68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1:.N68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2:.N68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3:.N68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4:.N68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5:.N68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6:.N68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7:.N68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8:.N68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89:.N68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0:.N69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1:.N69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2:.N69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3:.N69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4:.N69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5:.N69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6:.N69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7:.N69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8:.N69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699:.N69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0:.N70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1:.N70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2:.N70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3:.N70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4:.N70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5:.N70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6:.N70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7:.N70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8:.N70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09:.N70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0:.N71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1:.N71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2:.N71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3:.N71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4:.N71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5:.N71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6:.N71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7:.N71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8:.N71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19:.N71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0:.N72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1:.N72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2:.N72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3:.N72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4:.N72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5:.N72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6:.N72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7:.N72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8:.N72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29:.N72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0:.N73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1:.N73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2:.N73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3:.N73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4:.N73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5:.N73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6:.N73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7:.N73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8:.N73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39:.N73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0:.N74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1:.N74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2:.N74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3:.N74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4:.N74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5:.N74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6:.N74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7:.N74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8:.N74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49:.N74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0:.N75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1:.N75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2:.N75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3:.N75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4:.N75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5:.N75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6:.N75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7:.N75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8:.N75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59:.N75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0:.N76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1:.N76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2:.N76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3:.N76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4:.N76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5:.N76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6:.N76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7:.N76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8:.N76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69:.N76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0:.N77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1:.N77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2:.N77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3:.N77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4:.N77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5:.N77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6:.N77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7:.N77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8:.N77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79:.N77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0:.N78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1:.N78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2:.N78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3:.N78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4:.N78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5:.N78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6:.N78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7:.N78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8:.N78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89:.N78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0:.N79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1:.N79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2:.N79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3:.N79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4:.N79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5:.N79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6:.N79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7:.N79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8:.N79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799:.N79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0:.N80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1:.N80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2:.N80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3:.N80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4:.N80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5:.N80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6:.N80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7:.N80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8:.N80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09:.N80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0:.N81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1:.N81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2:.N81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3:.N81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4:.N81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5:.N81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6:.N81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7:.N81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8:.N81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19:.N81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0:.N82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1:.N82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2:.N82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3:.N82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4:.N82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5:.N82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6:.N82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7:.N82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8:.N82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29:.N82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0:.N83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1:.N83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2:.N83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3:.N83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4:.N83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5:.N83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6:.N83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7:.N83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8:.N83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39:.N83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0:.N84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1:.N84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2:.N84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3:.N84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4:.N84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5:.N84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6:.N84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7:.N84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8:.N84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49:.N84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0:.N85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1:.N85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2:.N85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3:.N85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4:.N85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5:.N85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6:.N85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7:.N85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8:.N85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59:.N85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0:.N86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1:.N86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2:.N86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3:.N86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4:.N86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5:.N86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6:.N86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7:.N86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8:.N86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69:.N86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0:.N87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1:.N87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2:.N87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3:.N87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4:.N87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5:.N87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6:.N87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7:.N87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8:.N87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79:.N87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0:.N88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1:.N88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2:.N88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3:.N88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4:.N88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5:.N88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6:.N88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7:.N88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8:.N88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89:.N88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0:.N89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1:.N89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2:.N89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3:.N89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4:.N89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5:.N89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6:.N89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7:.N89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8:.N89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899:.N89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0:.N90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1:.N90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2:.N90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3:.N90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4:.N90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5:.N90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6:.N90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7:.N90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8:.N90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09:.N90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0:.N91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1:.N91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2:.N91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3:.N91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4:.N91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5:.N91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6:.N91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7:.N91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8:.N91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19:.N91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0:.N92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1:.N92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2:.N92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3:.N92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4:.N92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5:.N92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6:.N92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7:.N92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8:.N92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29:.N92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0:.N93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1:.N93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2:.N93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3:.N93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4:.N93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5:.N93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6:.N93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7:.N93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8:.N93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39:.N93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0:.N94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1:.N94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2:.N94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3:.N94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4:.N94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5:.N94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6:.N94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7:.N94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8:.N94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49:.N94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0:.N95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1:.N95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2:.N95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3:.N95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4:.N95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5:.N95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6:.N95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7:.N95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8:.N95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59:.N95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0:.N96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1:.N96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2:.N96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3:.N96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4:.N96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5:.N96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6:.N96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7:.N96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8:.N96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69:.N96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0:.N97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1:.N97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2:.N97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3:.N97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4:.N97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5:.N97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6:.N97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7:.N97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8:.N97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79:.N97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0:.N98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1:.N98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2:.N98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3:.N98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4:.N98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5:.N98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6:.N98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7:.N98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8:.N98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89:.N98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0:.N99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1:.N99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2:.N99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3:.N99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4:.N99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5:.N99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6:.N99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7:.N99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8:.N99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999:.N99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0:.N100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1:.N100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2:.N100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3:.N100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4:.N100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5:.N100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6:.N100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7:.N100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8:.N100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09:.N100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0:.N101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1:.N101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2:.N101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3:.N101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4:.N101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5:.N101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6:.N101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7:.N101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8:.N101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19:.N101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0:.N102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1:.N102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2:.N102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3:.N102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4:.N102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5:.N102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6:.N102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7:.N102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8:.N102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29:.N102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0:.N103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1:.N103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2:.N103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3:.N103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4:.N103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5:.N103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6:.N103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7:.N103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8:.N103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39:.N103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0:.N104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1:.N104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2:.N104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3:.N104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4:.N104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5:.N104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6:.N104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7:.N104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8:.N104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49:.N104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0:.N105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1:.N105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2:.N105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3:.N105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4:.N105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5:.N105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6:.N105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7:.N105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8:.N105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59:.N105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0:.N106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1:.N106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2:.N106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3:.N106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4:.N106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5:.N106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6:.N106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7:.N106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8:.N106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69:.N106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0:.N107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1:.N107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2:.N107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3:.N107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4:.N107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5:.N107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6:.N107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7:.N107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8:.N107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79:.N107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0:.N108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1:.N108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2:.N108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3:.N108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4:.N108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5:.N108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6:.N108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7:.N108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8:.N108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89:.N108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0:.N109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1:.N109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2:.N109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3:.N109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4:.N109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5:.N109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6:.N109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7:.N109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8:.N109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099:.N109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0:.N110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1:.N110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2:.N110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3:.N110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4:.N110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5:.N110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6:.N110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7:.N110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8:.N110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09:.N110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0:.N111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1:.N111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2:.N111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3:.N111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4:.N111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5:.N111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6:.N111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7:.N111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8:.N111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19:.N111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0:.N112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1:.N112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2:.N1122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3:.N112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4:.N1124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5:.N112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6:.N1126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7:.N112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8:.N1128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29:.N112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0:.N1130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1:.N113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2:.N1132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INTERNETSUCHE Reisen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3:.N113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4:.N1134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B etc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5:.N113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6:.N113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Nachrichten <text:s/>schlagzeilen vorlesen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7:.N113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8:.N113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cience Nachrichten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39:.N113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0:.N1140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ecker stellen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1:.N114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2:.N1142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odo → Audio Aufzeichnung!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3:.N1143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4:.N1144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5:.N1145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6:.N114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xtbausteine einbauen/aufrufen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7:.N1147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8:.N114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Abkürzungsverzeichnis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49:.N1149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50:.N1150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rmine Heute → google cal abfrage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51:.N1151];[.$B$3]&amp;[.$B$6])" office:value-type="float" office:value="0" calcext:value-type="float">
            <text:p>0</text:p>
          </table:table-cell>
          <table:table-cell table:number-columns-repeated="10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52:.N1152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as möchte man nach dem Aufstehen vor dem Arbeiten alles wissen ?</text:p>
          </table:table-cell>
          <table:table-cell table:number-columns-repeated="8"/>
          <table:table-cell table:style-name="ce16" table:number-columns-repeated="2"/>
          <table:table-cell table:number-columns-repeated="7"/>
        </table:table-row>
        <table:table-row table:style-name="ro1">
          <table:table-cell/>
          <table:table-cell table:formula="of:=COUNTIF([.C1153:.N1153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54:.N1154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55:.N1155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56:.N1156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57:.N1157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58:.N1158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59:.N1159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60:.N1160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61:.N1161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62:.N1162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63:.N1163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64:.N1164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65:.N1165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66:.N1166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67:.N1167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68:.N1168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69:.N1169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70:.N1170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>
          <table:table-cell/>
          <table:table-cell table:formula="of:=COUNTIF([.C1171:.N1171];[.$B$3]&amp;[.$B$6])" office:value-type="float" office:value="0" calcext:value-type="float">
            <text:p>0</text:p>
          </table:table-cell>
          <table:table-cell table:style-name="ce16" table:number-columns-repeated="12"/>
          <table:table-cell table:number-columns-repeated="7"/>
        </table:table-row>
        <table:table-row table:style-name="ro1" table:number-rows-repeated="1047404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29"/>
        <table:table-column table:style-name="co1" table:default-cell-style-name="ce39"/>
        <table:table-column table:style-name="co1" table:number-columns-repeated="3" table:default-cell-style-name="ce29"/>
        <table:table-column table:style-name="co1" table:default-cell-style-name="ce49"/>
        <table:table-column table:style-name="co1" table:default-cell-style-name="ce29"/>
        <table:table-column table:style-name="co1" table:default-cell-style-name="ce61"/>
        <table:table-column table:style-name="co1" table:default-cell-style-name="ce29"/>
        <table:table-column table:style-name="co1" table:default-cell-style-name="ce67"/>
        <table:table-column table:style-name="co1" table:default-cell-style-name="ce29"/>
        <table:table-column table:style-name="co1" table:default-cell-style-name="ce74"/>
        <table:table-column table:style-name="co1" table:default-cell-style-name="ce29"/>
        <table:table-column table:style-name="co1" table:default-cell-style-name="ce77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42" office:value-type="string" calcext:value-type="string">
            <text:p>DEPRECHED!!!!!!!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3">
          <table:table-cell table:number-columns-repeated="2"/>
          <table:table-cell table:style-name="ce30" office:value-type="string" calcext:value-type="string">
            <text:p>Kategorie</text:p>
          </table:table-cell>
          <table:table-cell table:style-name="ce41"/>
          <table:table-cell table:style-name="ce30" office:value-type="string" calcext:value-type="string">
            <text:p>Aufgabe/Ziel</text:p>
          </table:table-cell>
          <table:table-cell table:style-name="ce30"/>
          <table:table-cell table:style-name="ce44" office:value-type="string" calcext:value-type="string">
            <text:p>Wörter im Modell vorhanden</text:p>
          </table:table-cell>
          <table:table-cell table:style-name="ce30"/>
          <table:table-cell table:style-name="ce44" office:value-type="string" calcext:value-type="string">
            <text:p>Scripte geschrieben</text:p>
          </table:table-cell>
          <table:table-cell table:style-name="ce41"/>
          <table:table-cell table:style-name="ce44" office:value-type="string" calcext:value-type="string">
            <text:p>Simon Szenario geschrieben</text:p>
          </table:table-cell>
          <table:table-cell table:style-name="ce41"/>
          <table:table-cell table:style-name="ce44" office:value-type="string" calcext:value-type="string">
            <text:p>Getestet PC</text:p>
          </table:table-cell>
          <table:table-cell table:style-name="ce30"/>
          <table:table-cell table:style-name="ce44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4">
          <table:table-cell table:number-columns-repeated="2"/>
          <table:table-cell table:style-name="ce31" office:value-type="string" calcext:value-type="string">
            <text:p>Gerät</text:p>
          </table:table-cell>
          <table:table-cell/>
          <table:table-cell table:style-name="ce43" office:value-type="string" calcext:value-type="string">
            <text:p>Licht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4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2"/>
          <table:table-cell/>
          <table:table-cell table:style-name="ce43" office:value-type="string" calcext:value-type="string">
            <text:p>Radio an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3"/>
          <table:table-cell/>
          <table:table-cell table:style-name="ce43" office:value-type="string" calcext:value-type="string">
            <text:p>Toast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3"/>
          <table:table-cell/>
          <table:table-cell table:style-name="ce43" office:value-type="string" calcext:value-type="string">
            <text:p>Kaffeemaschine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3"/>
          <table:table-cell/>
          <table:table-cell table:style-name="ce43" office:value-type="string" calcext:value-type="string">
            <text:p>Wasserkoch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3"/>
          <table:table-cell/>
          <table:table-cell table:style-name="ce43" office:value-type="string" calcext:value-type="string">
            <text:p>Eierkoch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3"/>
          <table:table-cell/>
          <table:table-cell table:style-name="ce43" office:value-type="string" calcext:value-type="string">
            <text:p>Fernseh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4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3"/>
          <table:table-cell/>
          <table:table-cell table:style-name="ce43" office:value-type="string" calcext:value-type="string">
            <text:p>PC herunterfahren/neu starten etc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5" office:value-type="string" calcext:value-type="string">
            <text:p>ja</text:p>
          </table:table-cell>
          <table:table-cell table:style-name="ce52"/>
          <table:table-cell table:style-name="ce64" office:value-type="string" calcext:value-type="string">
            <text:p>ja</text:p>
          </table:table-cell>
          <table:table-cell table:style-name="ce52"/>
          <table:table-cell table:style-name="ce71" office:value-type="string" calcext:value-type="string">
            <text:p>ja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 table:number-columns-repeated="2"/>
        </table:table-row>
        <table:table-row table:style-name="ro5">
          <table:table-cell table:number-columns-repeated="2"/>
          <table:table-cell table:style-name="ce34" office:value-type="string" calcext:value-type="string">
            <text:p>Sprache</text:p>
          </table:table-cell>
          <table:table-cell/>
          <table:table-cell table:style-name="ce43" office:value-type="string" calcext:value-type="string">
            <text:p>Wort übersetzten</text:p>
          </table:table-cell>
          <table:table-cell/>
          <table:table-cell table:style-name="ce46" office:value-type="string" calcext:value-type="string">
            <text:p>ja</text:p>
          </table:table-cell>
          <table:table-cell table:style-name="ce46"/>
          <table:table-cell table:style-name="ce46" office:value-type="string" calcext:value-type="string">
            <text:p>ja</text:p>
          </table:table-cell>
          <table:table-cell table:style-name="ce46"/>
          <table:table-cell table:style-name="ce46" office:value-type="string" calcext:value-type="string">
            <text:p>ja</text:p>
          </table:table-cell>
          <table:table-cell table:style-name="ce46"/>
          <table:table-cell table:style-name="ce46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5"/>
          <table:table-cell/>
          <table:table-cell office:value-type="string" calcext:value-type="string">
            <text:p>Wort definieren lassen</text:p>
          </table:table-cell>
          <table:table-cell/>
          <table:table-cell table:style-name="ce46" office:value-type="string" calcext:value-type="string">
            <text:p>ja</text:p>
          </table:table-cell>
          <table:table-cell/>
          <table:table-cell table:style-name="ce56" office:value-type="string" calcext:value-type="string">
            <text:p>nein</text:p>
          </table:table-cell>
          <table:table-cell/>
          <table:table-cell table:style-name="ce65" office:value-type="string" calcext:value-type="string">
            <text:p>nein</text:p>
          </table:table-cell>
          <table:table-cell/>
          <table:table-cell table:style-name="ce72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5"/>
          <table:table-cell/>
          <table:table-cell table:style-name="ce43" office:value-type="string" calcext:value-type="string">
            <text:p>Dikatat verfassen</text:p>
          </table:table-cell>
          <table:table-cell/>
          <table:table-cell table:style-name="ce46" office:value-type="string" calcext:value-type="string">
            <text:p>ja</text:p>
          </table:table-cell>
          <table:table-cell/>
          <table:table-cell table:style-name="ce57" office:value-type="string" calcext:value-type="string">
            <text:p>ja</text:p>
          </table:table-cell>
          <table:table-cell table:style-name="ce57"/>
          <table:table-cell table:style-name="ce57" office:value-type="string" calcext:value-type="string">
            <text:p>ja</text:p>
          </table:table-cell>
          <table:table-cell table:style-name="ce57"/>
          <table:table-cell table:style-name="ce57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5"/>
          <table:table-cell/>
          <table:table-cell table:style-name="ce43" office:value-type="string" calcext:value-type="string">
            <text:p>Zitate ausgeben</text:p>
          </table:table-cell>
          <table:table-cell/>
          <table:table-cell table:style-name="ce46" office:value-type="string" calcext:value-type="string">
            <text:p>ja</text:p>
          </table:table-cell>
          <table:table-cell/>
          <table:table-cell table:style-name="ce58" office:value-type="string" calcext:value-type="string">
            <text:p>ja</text:p>
          </table:table-cell>
          <table:table-cell table:style-name="ce58"/>
          <table:table-cell table:style-name="ce58" office:value-type="string" calcext:value-type="string">
            <text:p>ja</text:p>
          </table:table-cell>
          <table:table-cell table:style-name="ce58"/>
          <table:table-cell table:style-name="ce58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7">
          <table:table-cell table:number-columns-repeated="2"/>
          <table:table-cell table:style-name="ce36" office:value-type="string" calcext:value-type="string">
            <text:p>Information</text:p>
          </table:table-cell>
          <table:table-cell/>
          <table:table-cell table:style-name="ce43" office:value-type="string" calcext:value-type="string">
            <text:p>Wetter vorles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ja</text:p>
          </table:table-cell>
          <table:table-cell table:style-name="ce59"/>
          <table:table-cell table:style-name="ce59" office:value-type="string" calcext:value-type="string">
            <text:p>ja</text:p>
          </table:table-cell>
          <table:table-cell table:style-name="ce59"/>
          <table:table-cell table:style-name="ce59" office:value-type="string" calcext:value-type="string">
            <text:p>ja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3" office:value-type="string" calcext:value-type="string">
            <text:p>Uhrzeit vorles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8">
          <table:table-cell table:number-columns-repeated="2"/>
          <table:table-cell table:style-name="ce37"/>
          <table:table-cell/>
          <table:table-cell table:style-name="ce43" office:value-type="string" calcext:value-type="string">
            <text:p>ZeitungHeadlines vorgeles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7"/>
          <table:table-cell/>
          <table:table-cell table:style-name="ce43" office:value-type="string" calcext:value-type="string">
            <text:p>Sportergebnisse vorles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3" office:value-type="string" calcext:value-type="string">
            <text:p>Staumeldung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3" office:value-type="string" calcext:value-type="string">
            <text:p>Aktienkurse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7"/>
          <table:table-cell/>
          <table:table-cell table:style-name="ce43" office:value-type="string" calcext:value-type="string">
            <text:p>Nachrichten aus der Wissenschaft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7">
          <table:table-cell table:number-columns-repeated="2"/>
          <table:table-cell table:style-name="ce38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48" office:value-type="string" calcext:value-type="string">
            <text:p>ja</text:p>
          </table:table-cell>
          <table:table-cell/>
          <table:table-cell table:style-name="ce60" office:value-type="string" calcext:value-type="string">
            <text:p>ja</text:p>
          </table:table-cell>
          <table:table-cell/>
          <table:table-cell table:style-name="ce66" office:value-type="string" calcext:value-type="string">
            <text:p>ja</text:p>
          </table:table-cell>
          <table:table-cell/>
          <table:table-cell table:style-name="ce73" office:value-type="string" calcext:value-type="string">
            <text:p>ja</text:p>
          </table:table-cell>
          <table:table-cell/>
          <table:table-cell table:style-name="ce79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3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2">
          <table:table-cell table:number-columns-repeated="2"/>
          <table:table-cell table:style-name="ce40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/>
          <table:table-cell table:style-name="ce68" office:value-type="string" calcext:value-type="string">
            <text:p>ja</text:p>
          </table:table-cell>
          <table:table-cell/>
          <table:table-cell table:style-name="ce75" office:value-type="string" calcext:value-type="string">
            <text:p>ja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0"/>
          <table:table-cell/>
          <table:table-cell office:value-type="string" calcext:value-type="string">
            <text:p>Mypaint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/>
          <table:table-cell table:style-name="ce69" office:value-type="string" calcext:value-type="string">
            <text:p>ja</text:p>
          </table:table-cell>
          <table:table-cell/>
          <table:table-cell table:style-name="ce76" office:value-type="string" calcext:value-type="string">
            <text:p>ja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0"/>
          <table:table-cell/>
          <table:table-cell office:value-type="string" calcext:value-type="string">
            <text:p>Konsole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/>
          <table:table-cell table:style-name="ce69" office:value-type="string" calcext:value-type="string">
            <text:p>ja</text:p>
          </table:table-cell>
          <table:table-cell/>
          <table:table-cell table:style-name="ce76" office:value-type="string" calcext:value-type="string">
            <text:p>ja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8">00.00.0000</text:date>, <text:time style:data-style-name="N2" text:time-value="10:34:58.9518973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4-08-08T13:51:22.591162884</dc:date>
    <meta:editing-duration>PT4H53M26S</meta:editing-duration>
    <meta:editing-cycles>51</meta:editing-cycles>
    <meta:generator>LibreOffice/4.2.5.2$Linux_X86_64 LibreOffice_project/420m0$Build-2</meta:generator>
    <meta:document-statistic meta:table-count="3" meta:cell-count="3171" meta:object-count="0"/>
  </office:meta>
</office:document-meta>
</file>